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5469768693135614117"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8210102270052336089"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8284643010749665650"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8512659837368152341"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338400633757411306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7770078939437331357"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7228576242823104206"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8203572713568244152"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6782812" text:continue-list="list7228576242823104206"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2293629625265195911"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782089"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755949"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6770570"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6758361"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769706"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3588552055412362035"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3813937417645637829"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8629914539798786720"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782763"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7846145096810853038"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060016612819619592"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9021047068649255" text:style-name="L15">
        <text:list-item>
          <text:list>
            <text:list-header>
              <text:p text:style-name="P183">1.5 miles averaging about 9:40/mile and rest 1 min</text:p>
            </text:list-header>
          </text:list>
        </text:list-item>
      </text:list>
      <text:p text:style-name="P24">1 mile in 8:26 and rest 2 min</text:p>
      <text:list xml:id="list3048565590093882793"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762919606762956411"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771057"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6942663225842019059"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213452807517281035"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907254979881965493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6759974" text:continue-list="list1213452807517281035" text:style-name="L19">
        <text:list-item>
          <text:list>
            <text:list-header>
              <text:p text:style-name="P187">(Pace*HR)=1240</text:p>
            </text:list-header>
          </text:list>
        </text:list-item>
      </text:list>
      <text:list xml:id="list36776092" text:continue-list="list6942663225842019059" text:style-name="L18">
        <text:list-item>
          <text:list>
            <text:list-header>
              <text:p text:style-name="P186">2 miles at 10:46/mile Ave HR= 121 bpm and rest a few minutes</text:p>
            </text:list-header>
          </text:list>
        </text:list-item>
      </text:list>
      <text:list xml:id="list36771560" text:continue-list="list36759974"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6758314"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47951256281066713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4925626804950256904"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1850498141597899126"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4837509318590638529"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259999338098985313"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5064921643691491813"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6777725"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771954"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1549790155385089249"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716037678587089925"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489756395640716173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23227525656503357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28479866951011303"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97858638725659263" text:style-name="L32">
        <text:list-item>
          <text:list>
            <text:list-header>
              <text:p text:style-name="P197">0.25 miles in 2:54</text:p>
              <text:p text:style-name="P197">1 mile in 9:21 going faster as I ran and ending at around 8:30 pace</text:p>
            </text:list-header>
          </text:list>
        </text:list-item>
      </text:list>
      <text:list xml:id="list556866058511903357"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52750879316018040"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752104017026211508"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277938046077805284" text:style-name="L36">
        <text:list-item>
          <text:list>
            <text:list-header>
              <text:p text:style-name="P201">1.5 miles on a treadmill including 2 x 0.5 miles in 5:02 and 5:00</text:p>
              <text:p text:style-name="P201">In the afternoon:</text:p>
              <text:p text:style-name="P201">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3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10"><text:span text:style-name="T3">The times for the runs were 1:47 (8:57/mile), 1:47, 1:46, 1:44, 1:42 (8:29/mile)</text:span></text:p>
      <text:p text:style-name="P10"><text:span text:style-name="T3">Pace for the jogs: 12:00/mile</text:span></text:p>
      <text:p text:style-name="P10">Warm down:<text:span text:style-name="T3"> ½ mile in 6:00</text:span></text:p>
      <text:p text:style-name="P10">20 or more cemetery loops:</text:p>
      <text:p text:style-name="P80"><text:soft-page-break/><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text:soft-page-break/>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870945733425935865" text:style-name="L37">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text:soft-page-break/>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31T16:51:23.08</dc:date>
    <dc:creator>James Lombardi</dc:creator>
    <meta:editing-duration>P27DT15H32M11S</meta:editing-duration>
    <meta:editing-cycles>2045</meta:editing-cycles>
    <meta:generator>OpenOffice/4.1.2$Win32 OpenOffice.org_project/412m3$Build-9782</meta:generator>
    <meta:document-statistic meta:table-count="0" meta:image-count="9" meta:object-count="0" meta:page-count="202" meta:paragraph-count="5889" meta:word-count="63739" meta:character-count="326657"/>
  </office:meta>
</office:document-meta>
</file>